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paragraph-properties fo:margin-left="0in" fo:margin-right="0in" fo:text-indent="0.5in" style:auto-text-indent="false"/>
    </style:style>
    <style:style style:name="P3" style:family="paragraph" style:parent-style-name="Title" style:master-page-name="Standard">
      <style:paragraph-properties style:page-number="1"/>
    </style:style>
    <style:style style:name="P4" style:family="paragraph" style:parent-style-name="Subtitle">
      <style:paragraph-properties fo:text-align="center" style:justify-single-word="fals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tyle="italic" style:font-style-asian="italic"/>
    </style:style>
    <style:style style:name="T4" style:family="text">
      <style:text-properties fo:color="#222222" style:font-name="Roboto" style:font-name-asian="Roboto1" style:font-name-complex="Roboto1"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qetj25crkak1"/>Software Ethical Dilemma</text:p>
      <text:p text:style-name="P4"><text:bookmark text:name="_okgeilmmxryf"/>CPSC 311; Group Work 01</text:p>
      <text:p text:style-name="Heading_20_1"><text:bookmark text:name="_4ac8ndbo7ub6"/>Group Members</text:p>
      <text:list xml:id="list2486848194" text:style-name="WWNum1">
        <text:list-item>
          <text:p text:style-name="P1">Armando Acosta 891070880</text:p>
        </text:list-item>
        <text:list-item>
          <text:p text:style-name="P1">Chris Bui 888187382</text:p>
        </text:list-item>
        <text:list-item>
          <text:p text:style-name="P1">Luc Dang 888858644</text:p>
        </text:list-item>
        <text:list-item>
          <text:p text:style-name="P1">Amman Sandhu 889488383</text:p>
        </text:list-item>
      </text:list>
      <text:p text:style-name="Heading_20_1"><text:bookmark text:name="_yb2w0v59776u"/>Kantian Ethics</text:p>
      <text:p text:style-name="P2">Kantian ethics say that without reason there is no freedom, and without freedom there is no morality. The moral imperative within Kantian ethics is to act morally, but failure to prevent harm is also morally permissible. Analyzing this dilemma with the Kantian moral framework, we will see that harm cannot be prevented any of our choices, but failure to prevent harm is morally permissible.</text:p>
      <text:p text:style-name="P2">In this situation our supervisor does not have control over our freedom since we are able to decide whether or not this piece of software will be released at a later date; therefore we have freedom granting us the ability to reason and making our choice a moral one. If we choose not to release this software at a later date, then the harm is personal information being released and the company’s rep being put on the line. If we choose to release this software at a later date the harm would be customers receiving their software later than expected. Under Kantian ethics, harm that you can cause must be avoided, and if there is harm born from inaction it is morally permissible. Therefore listening to our supervisor is the correct action under Kantian ethics because we are avoiding taking an action that would cause harm, but we are also failing to prevent harm which is morally permissible under Kantian ethics.</text:p>
      <text:p text:style-name="Heading_20_1"><text:bookmark text:name="_alchvup2c1p5"/>Utilitarianism</text:p>
      <text:p text:style-name="P2">According to the ethical theory of Utilitarianism, the morally permissible action is the action that maximizes good and leads to the most net happiness. We should quantify both the bad and the good in order to make the most utilitarian decision we can. Our first choice is the choice of neglecting and overlooking the security flaw in our software so that it could release on time. Making this choice would certainly save the companies prepaid sales, but could possibly cost the company future sales if breach was discovered. This choice could also compromise the security of our customers and result in lawsuits, but would save the company from wasting any more money paying the developer team to fix the issue. This choice guarantees two good things: saving prepaid sales and avoiding the waste of developers time. The bad that results from this choice is <text:span text:style-name="T3">not </text:span>guaranteed, we have now way of knowing what will happen so it is left up to chance. </text:p>
      <text:p text:style-name="Standard"><text:tab/>Our second choice is to prevent the software from releasing and alerting customers and investors to the security flaw. This would guarantee a fix for the software, but would also guarantee some sort of loss in sales, customers, investors, or reputation. It would also guarantee that the companies that are depending on the release will experience collateral damage from our mistakes. This choice clearly protects the customers security, but at the cost of company’s own capital and finances. Doing this would be about anticipating how much damage the company will experience, which is a negative outcome and therefore a morally impermissible act. Our first choice has the chance of resulting in a positive outcome and therefore a possible morally permissible action. Our second choice can only possibly a negative outcome. According to utilitarianism, we must choose to release the defective software because it would maximize the good by ensuring that the company won’t waste money and leaving the harm to chance, instead of the alternative which would ensure company damage.</text:p>
      <text:p text:style-name="Heading_20_1"><text:bookmark text:name="_qpdwn0q9jwqj"/>Virtue Ethics</text:p>
      <text:p text:style-name="Standard"><text:tab/>Regarding virtue ethics and given the dilemma, the correct manner of action would be to take the most virtuous one. This basically means in layman's terms to do what is the most inherently “good” choice of action. One must act properly in alignment with what is considered to be fundamentally morally permissible. Therefore, given the issue, the best plan of action would be to simply risk being terminated from our employment at the company and alert the public of the security flaw found within the software we are scheduled to ship. Regardless of the fact that many investors may decide to abandon support and many users may refuse to purchase our product, supporting the release of the software would be going against everything that would be considered inherently virtuous.</text:p>
      <text:p text:style-name="Standard"><text:tab/>For example, by announcing to the public the major security flaw encountered, one would be following the virtuous characteristic of having integrity. Being honest with the consumer and supplying them with complete knowledge of both good and bad qualities of the product exemplifies the integrity one has to not lie about the service/good they are supplying. Another example that may be argued would be that refusing to ship the final product regardless of potential termination shows bravery, courageousness, defiance to oppression, etc. All these similar qualities remain in line with virtue ethics due to the fact that one is risking something they may potentially lose all for the protection/benefits of another. By refusing to follow direct orders to protect the public, one is easily remaining virtuous in a difficult dilemma. Lastly, by being completely honest to both the leading supervisors and to the public, one is being true to themselves as well. This falls in line with the quality of being honorable and righteous. Regardless of what is to come after exposing the dangers of the product, one remains honorable and in line with what is simply “right” to do. One cannot deny the inherent good one is doing by refusing to ship an incomplete/volatile software, therefore simply being honest in the face of possible adversary shows an individual who is acting as an exemplary individual of virtue ethics.his/her</text:p>
      <text:p text:style-name="Heading_20_1"><text:bookmark text:name="_5h4nus5wydpe"/>Egoism</text:p>
      <text:p text:style-name="Standard"><text:span text:style-name="T4"><text:tab/>When looking at the situation from the perspective of an egoist, an egoist would treat self-interest as the foundation of morality. We must look at an individual and see what his/her self-interests are to determine if their actions are morally permissible.</text:span></text:p>
      <text:p text:style-name="P2"><text:span text:style-name="T4">For example, if the software release is delayed, our individual is protecting the company, consumers, coworkers, and himself. If his self-interests are his career, and the company’s image, he is attending to those concerns before others. These consequences directly affect our individual's self interests because if the company’s performance decreases, his job is at risk. Moreover, his coworkers and his own job is threatened if he reveals to the public of the software flaw. <text:s/>Therefore, to protect his self interests, it is morally permissible for our individual to not reveal the security flaws.</text:span></text:p>
      <text:p text:style-name="P2"><text:span text:style-name="T4">On the other hand, if we were to suppose our individual’s self interests are to protect consumers, it would be morally permissible for him to not reveal the security flaw. Egoists must look upon their self-interests as a foundation, and in this case, he values protecting consumer’s personal information.</text:span></text:p>
      <text:p text:style-name="P2"><text:span text:style-name="T4">In conclusion, an egoist would look at this dilemma and see what his/her self interests are to determine what action is morally permissible. <text:s/>In this case, it could be either his career, or consumer safety. <text:s/>Either action could be permissible; however, it is dependent on his self-inter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text-align="center" style:justify-single-word="false" fo:keep-together="always" fo:keep-with-next="always"/>
      <style:text-properties fo:color="#666666" fo:font-size="15pt" style:font-size-asian="15pt"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1177" meta:character-count="7175" meta:non-whitespace-character-count="6015"/>
    <meta:generator>LibreOfficeDev/6.0.5.2$Linux_X86_64 LibreOffice_project/</meta:generator>
  </office:meta>
</office:document-meta>
</file>